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ler og Filsystemer</text:h>
      <text:p text:style-name="P1">Hvad og hvordan er et filsystem en abstraktion?</text:p>
      <text:p text:style-name="Text_20_body">En harddisk kan kun forstå datablokke. Filsystemer abstraherer over dette ved at lade os se på filer og kataloger.</text:p>
      <text:p text:style-name="Text_20_body">Volumes abstraherer over sektioner på harddisken, og kan gå på tværs af hardware (drev i Windows f.eks.)</text:p>
      <text:p text:style-name="P1">Grundlæggende organisationsprincipper for filsystemer</text:p>
      <text:p text:style-name="Text_20_body">OS ligger først på harddisken. Resten af dataen ligger spredt, fragmentering forsøges undgået.</text:p>
      <text:p text:style-name="Text_20_body">- Hierakisk – Kataloger er filer med referencer til andre filer (Fil0,1,2 = katalog0/katalog1/fil2)</text:p>
      <text:p text:style-name="Text_20_body">- Stier – Kataloger er ikke arrangeret hierakisk, men peger bare på hinanden.</text:p>
      <text:p text:style-name="Text_20_body">- Cykelstier – Stier med cykler mellem hinanden. Det nederste element i kataloget peger på forælderen, og det øverste element peger på kataloget selv.</text:p>
      <text:p text:style-name="Text_20_body">Metadata (navn, størrelse, data, etc.) gemmes forskellige steder. Navne gemmes i kataloger, mens inodes gemmer det meste (i UNIX)</text:p>
      <text:p text:style-name="P1">Hard links vs. symbolic links</text:p>
      <text:p text:style-name="Text_20_body">Hard links undgår unødige kopier af filer ved at referere til den samme inode flere steder i hukommelsen hvis en fil bliver kopieret. Derved er det den samme fil der bliver peget på fra de forskellige kataloger. Kan ikke gå på tværs af volumes.</text:p>
      <text:p text:style-name="Text_20_body">Symbolic links er mere fleksible end hard links. I stedet for at katalogerne peger på den samme inode når en fil kopieres, peger katalogerne på en inode, der peger på den originale katalogplacering.</text:p>
      <text:p text:style-name="P1">Virtuelle filsystemer</text:p>
      <text:p text:style-name="Text_20_body">Virtuelle filsystemer spænder over flere filsystemer, og får dem til at fungere sammen. Et virtuelt filsystem får det til at se ud som om det er det samme filsystem der bruges til både CDer, USB, harddisk, etc.</text:p>
      <text:p text:style-name="P1">Grundlæggende egenskaber ved og operationer på filsystemer</text:p>
      <text:p text:style-name="Text_20_body">Giver abstraktion over data.</text:p>
      <text:p text:style-name="Text_20_body">Når filer åbnes laves en file descriptor, og hver proces har sin egen file descriptor tabel.</text:p>
      <text:p text:style-name="P1">Allokeringsstrategier for diskblokke</text:p>
      <text:p text:style-name="Text_20_body">- Kontinuert allokering – Filer ligger med al deres data samlet et sted, giver fragmentering mellem filerne.</text:p>
      <text:p text:style-name="Text_20_body">- Kædet allokering – Hver datablok har en pointer til den næste blok, så det virker som en linked list. - Ikke så god performance.</text:p>
      <text:p text:style-name="Text_20_body">- Mapped allokering – Som kædet allokering, men med en kopi af kædningen liggende på harddisken, så datablokkes placering kan slås op. - Dårligere performance (FAT).</text:p>
      <text:p text:style-name="Text_20_body">- Indekseret allokering – inodes peger på et indeks, der fortæller hvor datablokkene for en fil ligger. - Er god til store filer.</text:p>
      <text:p text:style-name="P1">API/interface/systemkald for filsystemer</text:p>
      <text:p text:style-name="Text_20_body">Ønskede udvikler interface – Funktioner til at åbne, lukke, slette, lave nye filer, arbejde med file descriptors og formatere volumener.</text:p>
      <text:p text:style-name="P1"><text:soft-page-break/>Implementation af kataloger</text:p>
      <text:p text:style-name="Text_20_body">Kataloger er fil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03T18:57:01.14</meta:creation-date>
    <dc:date>2011-06-06T13:40:02.26</dc:date>
    <meta:editing-duration>PT3H22M16S</meta:editing-duration>
    <meta:editing-cycles>3</meta:editing-cycles>
    <meta:generator>OpenOffice.org/3.3$Win32 OpenOffice.org_project/330m20$Build-9567</meta:generator>
    <meta:document-statistic meta:table-count="0" meta:image-count="0" meta:object-count="0" meta:page-count="2" meta:paragraph-count="27" meta:word-count="405" meta:character-count="2557"/>
  </office:meta>
</office:document-meta>
</file>